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3">
      <style:paragraph-properties fo:text-align="start" style:justify-single-word="false"/>
      <style:text-properties fo:font-size="14pt" officeooo:rsid="000978da" officeooo:paragraph-rsid="000978da" style:font-size-asian="14pt" style:font-size-complex="14pt"/>
    </style:style>
    <style:style style:name="P2" style:family="paragraph" style:parent-style-name="Standard">
      <style:paragraph-properties fo:text-align="justify" style:justify-single-word="false"/>
      <style:text-properties fo:font-size="14pt" officeooo:rsid="0004f031" officeooo:paragraph-rsid="0004f031" style:font-size-asian="12.25pt" style:font-size-complex="14pt"/>
    </style:style>
    <style:style style:name="P3" style:family="paragraph" style:parent-style-name="Standard" style:list-style-name="L1">
      <style:paragraph-properties fo:text-align="start" style:justify-single-word="false"/>
      <style:text-properties fo:font-size="14pt" officeooo:rsid="0004f031" officeooo:paragraph-rsid="0004f031" style:font-size-asian="12.25pt" style:font-size-complex="14pt"/>
    </style:style>
    <style:style style:name="P4" style:family="paragraph" style:parent-style-name="Standard">
      <style:paragraph-properties fo:text-align="start" style:justify-single-word="false"/>
      <style:text-properties fo:font-size="14pt" officeooo:rsid="0004f031" officeooo:paragraph-rsid="0004f031" style:font-size-asian="12.25pt" style:font-size-complex="14pt"/>
    </style:style>
    <style:style style:name="P5" style:family="paragraph" style:parent-style-name="Standard" style:list-style-name="L2">
      <style:paragraph-properties fo:text-align="start" style:justify-single-word="false"/>
      <style:text-properties fo:font-size="14pt" officeooo:rsid="0004f031" officeooo:paragraph-rsid="0004f031" style:font-size-asian="12.25pt" style:font-size-complex="14pt"/>
    </style:style>
    <style:style style:name="P6" style:family="paragraph" style:parent-style-name="Standard">
      <style:paragraph-properties fo:text-align="start" style:justify-single-word="false"/>
      <style:text-properties fo:font-size="14pt" officeooo:paragraph-rsid="0004f031"/>
    </style:style>
    <style:style style:name="P7" style:family="paragraph" style:parent-style-name="Standard">
      <style:paragraph-properties fo:text-align="center" style:justify-single-word="false"/>
      <style:text-properties fo:font-size="20pt" officeooo:rsid="0004f031" officeooo:paragraph-rsid="0004f031" style:font-size-asian="20pt" style:font-size-complex="20pt"/>
    </style:style>
    <style:style style:name="P8" style:family="paragraph" style:parent-style-name="Standard">
      <style:paragraph-properties fo:margin-left="0cm" fo:margin-right="0cm" style:line-height-at-least="0.503cm" fo:text-indent="0cm" style:auto-text-indent="false"/>
      <style:text-properties fo:color="#3b3b3b" loext:opacity="100%" style:font-name="Consolas" fo:font-size="10.5pt" fo:font-weight="normal" fo:background-color="#ffffff"/>
    </style:style>
    <style:style style:name="P9" style:family="paragraph" style:parent-style-name="Standard" style:list-style-name="L1">
      <style:paragraph-properties fo:text-align="start" style:justify-single-word="false"/>
      <style:text-properties fo:color="#3b3b3b" loext:opacity="100%" style:font-name="Consolas" fo:font-size="10.5pt" fo:font-weight="normal" officeooo:rsid="0004f031" officeooo:paragraph-rsid="0004f031" fo:background-color="#ffffff" style:font-size-asian="12.25pt" style:font-size-complex="14pt"/>
    </style:style>
    <style:style style:name="P10" style:family="paragraph" style:parent-style-name="Standard">
      <style:paragraph-properties fo:text-align="start" style:justify-single-word="false"/>
      <style:text-properties fo:color="#3b3b3b" loext:opacity="100%" style:font-name="Consolas" fo:font-size="10.5pt" fo:font-weight="normal" officeooo:rsid="0004f031" officeooo:paragraph-rsid="0004f031" fo:background-color="#ffffff" style:font-size-asian="12.25pt" style:font-size-complex="14pt"/>
    </style:style>
    <style:style style:name="P11" style:family="paragraph" style:parent-style-name="Standard">
      <style:paragraph-properties fo:margin-left="0cm" fo:margin-right="0cm" style:line-height-at-least="0.503cm" fo:text-indent="0cm" style:auto-text-indent="false"/>
      <style:text-properties fo:color="#3b3b3b" loext:opacity="100%" fo:background-color="#ffffff"/>
    </style:style>
    <style:style style:name="P12" style:family="paragraph" style:parent-style-name="Standard">
      <style:paragraph-properties fo:margin-left="0cm" fo:margin-right="0cm" style:line-height-at-least="0.503cm" fo:text-indent="0cm" style:auto-text-indent="false"/>
      <style:text-properties fo:color="#008000" loext:opacity="100%" style:font-name="Consolas" fo:font-size="10.5pt" fo:font-weight="normal" fo:background-color="#ffffff"/>
    </style:style>
    <style:style style:name="P13" style:family="paragraph" style:parent-style-name="Standard">
      <style:paragraph-properties style:line-height-at-least="0.503cm"/>
    </style:style>
    <style:style style:name="P14" style:family="paragraph" style:parent-style-name="Standard">
      <style:paragraph-properties fo:text-align="justify" style:justify-single-word="false"/>
      <style:text-properties fo:font-size="11pt" officeooo:rsid="0004f031" officeooo:paragraph-rsid="0004f031" style:font-size-asian="11pt" style:font-size-complex="11pt"/>
    </style:style>
    <style:style style:name="P15" style:family="paragraph" style:parent-style-name="Standard">
      <style:paragraph-properties fo:text-align="justify" style:justify-single-word="false"/>
      <style:text-properties fo:font-size="12pt" officeooo:rsid="0004f031" officeooo:paragraph-rsid="0004f031" style:font-size-asian="12pt" style:font-size-complex="12pt"/>
    </style:style>
    <style:style style:name="P16" style:family="paragraph" style:parent-style-name="Standard">
      <style:paragraph-properties fo:text-align="start" style:justify-single-word="false"/>
      <style:text-properties fo:font-size="12pt" officeooo:paragraph-rsid="00085d0e" style:font-size-asian="12pt" style:font-size-complex="12pt"/>
    </style:style>
    <style:style style:name="P17" style:family="paragraph" style:parent-style-name="Standard">
      <style:paragraph-properties fo:text-align="justify" style:justify-single-word="false"/>
      <style:text-properties fo:font-size="12pt" officeooo:paragraph-rsid="00085d0e" style:font-size-asian="12pt" style:font-size-complex="12pt"/>
    </style:style>
    <style:style style:name="P18" style:family="paragraph" style:parent-style-name="Standard">
      <style:paragraph-properties fo:text-align="start" style:justify-single-word="false"/>
      <style:text-properties fo:font-size="12pt" officeooo:rsid="000978da" officeooo:paragraph-rsid="000978da" style:font-size-asian="10.5pt" style:font-size-complex="12pt"/>
    </style:style>
    <style:style style:name="T1" style:family="text">
      <style:text-properties fo:color="#af00db" loext:opacity="100%"/>
    </style:style>
    <style:style style:name="T2" style:family="text">
      <style:text-properties fo:color="#267f99" loext:opacity="100%"/>
    </style:style>
    <style:style style:name="T3" style:family="text">
      <style:text-properties fo:color="#001080" loext:opacity="100%"/>
    </style:style>
    <style:style style:name="T4" style:family="text">
      <style:text-properties fo:color="#000000" loext:opacity="100%"/>
    </style:style>
    <style:style style:name="T5" style:family="text">
      <style:text-properties fo:color="#795e26" loext:opacity="100%"/>
    </style:style>
    <style:style style:name="T6" style:family="text">
      <style:text-properties fo:color="#795e26" loext:opacity="100%" style:font-name="Consolas" fo:font-size="10.5pt" fo:font-weight="normal"/>
    </style:style>
    <style:style style:name="T7" style:family="text">
      <style:text-properties fo:color="#a31515" loext:opacity="100%"/>
    </style:style>
    <style:style style:name="T8" style:family="text">
      <style:text-properties fo:color="#a31515" loext:opacity="100%" style:font-name="Consolas" fo:font-size="10.5pt" fo:font-weight="normal"/>
    </style:style>
    <style:style style:name="T9" style:family="text">
      <style:text-properties fo:color="#008000" loext:opacity="100%" style:font-name="Consolas" fo:font-size="10.5pt" fo:font-weight="normal"/>
    </style:style>
    <style:style style:name="T10" style:family="text">
      <style:text-properties fo:color="#008000" loext:opacity="100%" style:font-name="Consolas" fo:font-size="10.5pt" fo:font-weight="normal" fo:background-color="#ffffff" loext:char-shading-value="0"/>
    </style:style>
    <style:style style:name="T11" style:family="text">
      <style:text-properties officeooo:rsid="0004f031" style:font-size-asian="12.25pt" style:font-size-complex="14pt"/>
    </style:style>
    <style:style style:name="T12" style:family="text">
      <style:text-properties officeooo:rsid="00085d0e"/>
    </style:style>
    <style:style style:name="T13" style:family="text">
      <style:text-properties fo:font-variant="normal" fo:text-transform="none" fo:color="#c9211e" loext:opacity="100%" style:font-name="Liberation Serif" fo:font-size="14pt" fo:letter-spacing="normal" fo:font-style="normal" fo:font-weight="bold" style:font-size-asian="14pt" style:font-weight-asian="bold" style:font-size-complex="14pt" style:font-weight-complex="bold"/>
    </style:style>
    <style:style style:name="T14" style:family="text">
      <style:text-properties fo:font-variant="normal" fo:text-transform="none" fo:color="#c9211e" loext:opacity="100%" style:font-name="Liberation Serif" fo:font-size="14pt" fo:letter-spacing="normal" fo:font-style="normal" fo:font-weight="bold" officeooo:rsid="00085d0e" style:font-size-asian="14pt" style:font-weight-asian="bold" style:font-size-complex="14pt" style:font-weight-complex="bold"/>
    </style:style>
    <style:style style:name="T15" style:family="text">
      <style:text-properties fo:font-variant="normal" fo:text-transform="none" fo:color="#000000" loext:opacity="100%" style:font-name="Liberation Serif" fo:letter-spacing="normal" fo:font-style="normal" fo:font-weight="normal" style:font-weight-asian="normal" style:font-weight-complex="normal"/>
    </style:style>
    <style:style style:name="T16" style:family="text">
      <style:text-properties fo:font-variant="normal" fo:text-transform="none" fo:color="#000000" loext:opacity="100%" style:font-name="Liberation Serif" fo:letter-spacing="normal" fo:font-style="normal" fo:font-weight="normal" officeooo:rsid="00085d0e" style:font-weight-asian="normal" style:font-weight-complex="normal"/>
    </style:style>
    <style:style style:name="T17" style:family="text">
      <style:text-properties fo:font-variant="normal" fo:text-transform="none" fo:color="#000000" loext:opacity="100%" style:font-name="Liberation Serif" fo:font-size="14pt" fo:letter-spacing="normal" fo:font-style="normal" fo:font-weight="normal" officeooo:rsid="00085d0e" style:font-size-asian="14pt" style:font-weight-asian="normal" style:font-size-complex="14pt" style:font-weight-complex="normal"/>
    </style:style>
    <style:style style:name="T18" style:family="text">
      <style:text-properties style:font-name="Consolas" fo:font-size="10.5pt" fo:font-weight="normal"/>
    </style:style>
    <style:style style:name="T19" style:family="text">
      <style:text-properties fo:font-size="12pt"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é-´Processamento de Dados Relatório Detalhado</text:p>
      <text:p text:style-name="P7"/>
      <text:p text:style-name="P2">1 – Filtrando atributos que serão utilizados </text:p>
      <text:p text:style-name="P2"/>
      <text:p text:style-name="P15">Para a seleção de atributos utilizamos o Método CAPTO, que consiste no profundo estudo do domínio do problema a fim de selecionar todas as features que melhor caracterizam o problema. </text:p>
      <text:p text:style-name="P2"><text:span text:style-name="T19">Para a seleção dos dados, foram usadas duas bibliotecas muito comuns da linguagem de programação Python, sendo elas as bibliotecas Pandas e OS.</text:span> </text:p>
      <text:p text:style-name="P2"><text:s/></text:p>
      <text:list text:style-name="L1">
        <text:list-item>
          <text:p text:style-name="P3">Importando Bibliotecas: <text:line-break/> </text:p>
          <text:p text:style-name="P9"><text:span text:style-name="T1">import</text:span> <text:span text:style-name="T2">pandas</text:span> <text:span text:style-name="T1">as</text:span> <text:span text:style-name="T2">pd</text:span></text:p>
        </text:list-item>
      </text:list>
      <text:p text:style-name="P8"><text:span text:style-name="T1"><text:tab/>import</text:span> <text:span text:style-name="T2">os</text:span></text:p>
      <text:p text:style-name="P4"/>
      <text:p text:style-name="P14"><text:span text:style-name="T19">Após importar as bibliotecas, é necessário definir o caminho onde o algorítimo encontrará os arquivos com os dados e importar os mesmos para nosso script.</text:span> </text:p>
      <text:p text:style-name="P4"/>
      <text:list text:style-name="L2">
        <text:list-item>
          <text:p text:style-name="P5">Importando Base de Dados: </text:p>
        </text:list-item>
      </text:list>
      <text:p text:style-name="P4"><text:tab/></text:p>
      <text:p text:style-name="P6"><text:span text:style-name="T11"><text:tab/></text:span><text:span text:style-name="T10"># Obtendo o diretório atual do script</text:span></text:p>
      <text:p text:style-name="P8"><text:span text:style-name="T3"><text:tab/>diretorio_atual</text:span> <text:span text:style-name="T4">=</text:span> <text:span text:style-name="T2">os</text:span>.<text:span text:style-name="T3">path</text:span>.<text:span text:style-name="T5">dirname</text:span>(<text:span text:style-name="T2">os</text:span>.<text:span text:style-name="T3">path</text:span>.<text:span text:style-name="T5">abspath</text:span>(<text:span text:style-name="T7">'__file__'</text:span>))</text:p>
      <text:p text:style-name="P13"/>
      <text:p text:style-name="P12"><text:tab/># Construindo o caminho para o arquivo CSV usando o caminho relativo</text:p>
      <text:p text:style-name="P8"><text:span text:style-name="T3"><text:tab/>caminho</text:span> <text:span text:style-name="T4">=</text:span> <text:span text:style-name="T2">os</text:span>.<text:span text:style-name="T3">path</text:span>.<text:span text:style-name="T5">join</text:span>(<text:span text:style-name="T3">diretorio_atual</text:span>,<text:span text:style-name="T7">'..'</text:span>,<text:span text:style-name="T7">'..'</text:span>,<text:span text:style-name="T7">'..'</text:span>,<text:span text:style-name="T7">'..'</text:span> ,<text:span text:style-name="T7">'Data'</text:span>, <text:tab/><text:span text:style-name="T7">'pns2019'</text:span>, <text:span text:style-name="T7">'pns2019.csv'</text:span>)</text:p>
      <text:p text:style-name="P13"/>
      <text:p text:style-name="P12"><text:tab/># Carregando o arquivo CSV</text:p>
      <text:p text:style-name="P8"><text:span text:style-name="T3"><text:tab/>df_original</text:span> <text:span text:style-name="T4">=</text:span> <text:span text:style-name="T2">pd</text:span>.<text:span text:style-name="T5">read_csv</text:span>(<text:span text:style-name="T3">caminho</text:span>)</text:p>
      <text:p text:style-name="P4"/>
      <text:p text:style-name="P17"><text:span text:style-name="T12">Em nossa base original, temos um total de </text:span><text:span text:style-name="T13">293.726</text:span><text:span text:style-name="T17"> </text:span><text:span text:style-name="T16">linhas e </text:span><text:span text:style-name="T14">1.087 </text:span><text:span text:style-name="T16">colunas. </text:span></text:p>
      <text:p text:style-name="P16"><text:span text:style-name="T16"/></text:p>
      <text:list text:style-name="L3">
        <text:list-item>
          <text:p text:style-name="P1"><text:span text:style-name="T16">F</text:span><text:span text:style-name="T15">iltrando Atributos que Serão Utilizados:</text:span></text:p>
        </text:list-item>
      </text:list>
      <text:p text:style-name="P18"><text:span text:style-name="T15">No código abaixo, filtramos todos os atributos de nossa base original que, de acordo com os resultados obtidos durante o método CAPTO, foram considerados relevantes para nosso projeto. </text:span></text:p>
      <text:p text:style-name="P4"/>
      <text:p text:style-name="P10"><text:span text:style-name="T3">df</text:span> <text:span text:style-name="T4">=</text:span> <text:span text:style-name="T3">df_original</text:span>[[</text:p>
      <text:p text:style-name="P11">  <text:span text:style-name="T9"># Dimensão: Características do Individuo </text:span></text:p>
      <text:p text:style-name="P11">  </text:p>
      <text:p text:style-name="P11">  <text:span text:style-name="T8">'C006'</text:span><text:span text:style-name="T18">, </text:span><text:span text:style-name="T9"># Sexo</text:span></text:p>
      <text:p text:style-name="P11">  <text:span text:style-name="T8">'C00702'</text:span><text:span text:style-name="T18">, </text:span><text:span text:style-name="T9"># Mês de nascimento</text:span></text:p>
      <text:p text:style-name="P11">  <text:span text:style-name="T8">'C00703'</text:span><text:span text:style-name="T18">,</text:span><text:span text:style-name="T9"># Ano de nascimento   </text:span></text:p>
      <text:p text:style-name="P11">  <text:span text:style-name="T8">'C008'</text:span><text:span text:style-name="T18">, </text:span><text:span text:style-name="T9"># Idade do morador na data de referência</text:span></text:p>
      <text:p text:style-name="P13"/>
      <text:p text:style-name="P11">  <text:span text:style-name="T9"># Dimensão: Fatores Sociais e Ambientais </text:span></text:p>
      <text:p text:style-name="P11">     </text:p>
      <text:p text:style-name="P11">  <text:span text:style-name="T8">'M01401'</text:span><text:span text:style-name="T18">, </text:span><text:span text:style-name="T9"># Com quantos familiares ou parentes pode contar em momentos bons ou ruins                            </text:span></text:p>
      <text:p text:style-name="P11"><text:soft-page-break/>  <text:span text:style-name="T8">'M01501'</text:span><text:span text:style-name="T18">, </text:span><text:span text:style-name="T9"># Com quantos amigos próximos ___ pode contar em momentos bons ou ruins (Sem considerar os familiares ou parentes</text:span></text:p>
      <text:p text:style-name="P11">  <text:span text:style-name="T8">'E01602'</text:span><text:span text:style-name="T18">, </text:span><text:span text:style-name="T9">#Qual era o rendimento bruto mensal ou retirada que ___ fazia normalmente nesse trabalho?(valor em dinheiro)</text:span></text:p>
      <text:p text:style-name="P11">  <text:span text:style-name="T8">'E01601'</text:span><text:span text:style-name="T18">, </text:span><text:span text:style-name="T9">#...recebia/fazia normalmente nesse trabalho rendimento/retirada em dinheiro?</text:span></text:p>
      <text:p text:style-name="P11">  <text:span text:style-name="T8">'E01603'</text:span><text:span text:style-name="T18">, </text:span><text:span text:style-name="T9">#...recebia/fazia normalmente nesse trabalho rendimento/retirada em produtos ou mercadorias?</text:span></text:p>
      <text:p text:style-name="P11">  <text:span text:style-name="T8">'E01604'</text:span><text:span text:style-name="T18">, </text:span><text:span text:style-name="T9">#Qual era o rendimento bruto mensal ou retirada que ___ fazia normalmente nesse trabalho?(valor estimado em produtos ou mercadorias)</text:span></text:p>
      <text:p text:style-name="P11">  <text:span text:style-name="T8">'E01605'</text:span><text:span text:style-name="T18">, </text:span><text:span text:style-name="T9">#...recebia/fazia normalmente nesse trabalho rendimento/retirada somente em benefícios ?</text:span></text:p>
      <text:p text:style-name="P11">  <text:span text:style-name="T8">'E01801'</text:span><text:span text:style-name="T18">, </text:span><text:span text:style-name="T9">#...recebia/fazia normalmente nesse(s) outro(s) trabalho(s) rendimento/retirada em dinheiro?</text:span></text:p>
      <text:p text:style-name="P11">  <text:span text:style-name="T8">'E01802'</text:span><text:span text:style-name="T18">, </text:span><text:span text:style-name="T9">#Qual era o rendimento bruto mensal ou retirada que ___ fazia normalmente nesse(s) outro(s) trabalho(s)?(valor em dinheiro)</text:span></text:p>
      <text:p text:style-name="P11">  <text:span text:style-name="T8">'E01803'</text:span><text:span text:style-name="T18">, </text:span><text:span text:style-name="T9">#...recebia/fazia normalmente nesse(s) outro(s) trabalho(s) rendimento/retirada em produtos ou mercadorias?</text:span></text:p>
      <text:p text:style-name="P11">  <text:span text:style-name="T8">'E01804'</text:span><text:span text:style-name="T18">, </text:span><text:span text:style-name="T9">#Qual era o rendimento bruto mensal ou retirada que ___ fazia normalmente nesse(s) outro(s) trabalho(s)?(valor estimado em produtos ou mercadorias)</text:span></text:p>
      <text:p text:style-name="P11">  <text:span text:style-name="T8">'E01805'</text:span><text:span text:style-name="T18">, </text:span><text:span text:style-name="T9">#...recebia/fazia normalmente nesse(s) outro(s) trabalho(s) rendimento/retirada somente em benefícios ?</text:span></text:p>
      <text:p text:style-name="P11">  <text:span text:style-name="T8">'F001011'</text:span><text:span text:style-name="T18">, </text:span><text:span text:style-name="T9">#Em (mês da pesquisa) ___ recebia normalmente rendimento de aposentadoria ou pensão de instituto de previdência federal (INSS), estadual, municipal, ou do governo federal, estadual, municipal?</text:span></text:p>
      <text:p text:style-name="P11">  <text:span text:style-name="T8">'F001021'</text:span><text:span text:style-name="T18">, </text:span><text:span text:style-name="T9">#Valor habitualmente recebido</text:span></text:p>
      <text:p text:style-name="P11">  <text:span text:style-name="T8">'F007011'</text:span><text:span text:style-name="T18">, </text:span><text:span text:style-name="T9">#Em (mês da pesquisa), ___ recebia normalmente rendimento de pensão alimentícia, doação ou mesada em dinheiro de pessoa que não morava no domicílio?</text:span></text:p>
      <text:p text:style-name="P11">  <text:span text:style-name="T8">'F007021'</text:span><text:span text:style-name="T18">, </text:span><text:span text:style-name="T9">#Valor habitualmente recebido</text:span></text:p>
      <text:p text:style-name="P11">  <text:span text:style-name="T8">'F008011'</text:span><text:span text:style-name="T18">, </text:span><text:span text:style-name="T9">#Em (mês da pesquisa), ___ recebia normalmente rendimento de aluguel ou arrendamento?</text:span></text:p>
      <text:p text:style-name="P11">  <text:span text:style-name="T8">'F008021'</text:span><text:span text:style-name="T18">, </text:span><text:span text:style-name="T9">#Valor habitualmente recebido</text:span></text:p>
      <text:p text:style-name="P11">  <text:span text:style-name="T8">'VDF001'</text:span><text:span text:style-name="T18">,  </text:span><text:span text:style-name="T9">#Em (mês da pesquisa), _______ recebia normalmente algum juro de caderneta de poupança e de outras aplicações financeiras, dividendos, programas sociais, seguro-desemprego, seguro defeso ou outros rendimentos? </text:span></text:p>
      <text:p text:style-name="P11">  <text:span text:style-name="T8">'VDF00102'</text:span><text:span text:style-name="T18">, </text:span><text:span text:style-name="T9">#Valor recebido em reais (VDF001)</text:span></text:p>
      <text:p text:style-name="P11">  <text:span text:style-name="T8">'E01201'</text:span><text:span text:style-name="T18">, </text:span><text:span text:style-name="T9">#Qual era a ocupação (cargo ou função) que ___ tinha nesse trabalho</text:span></text:p>
      <text:p text:style-name="P11">  <text:span text:style-name="T8">'E01401'</text:span><text:span text:style-name="T18">, </text:span><text:span text:style-name="T9">#Nesse trabalho, ___ era</text:span></text:p>
      <text:p text:style-name="P11">  <text:span text:style-name="T8">'E014011'</text:span><text:span text:style-name="T18">, </text:span><text:span text:style-name="T9">#Trabalhador não remunerado em ajuda a membro do domicílio ou parente </text:span></text:p>
      <text:p text:style-name="P11">  <text:span text:style-name="T8">'E002'</text:span><text:span text:style-name="T18">, </text:span><text:span text:style-name="T9">#Na semana de ___a___ (semana de referência), ___ trabalhou ou estagiou, durante pelo menos uma hora, em alguma atividade remunerada em produtos, mercadorias, moradia, alimentação, treinamento ou aprendizado etc</text:span></text:p>
      <text:p text:style-name="P11">  <text:span text:style-name="T8">'E001'</text:span><text:span text:style-name="T18">, </text:span><text:span text:style-name="T9">#Na semana de___ a___ (semana de referência), ___ trabalhou ou estagiou, durante pelo menos uma hora, em alguma atividade remunerada em dinheiro</text:span></text:p>
      <text:p text:style-name="P11">  <text:span text:style-name="T8">'E019'</text:span><text:span text:style-name="T18">, </text:span><text:span text:style-name="T9">#Quantas horas ___ trabalhava normalmente, por semana, nesses outros trabalhos? </text:span></text:p>
      <text:p text:style-name="P11">  <text:span text:style-name="T8">'E017'</text:span><text:span text:style-name="T18">, </text:span><text:span text:style-name="T9"># Quantas horas ___ trabalhava normalmente, por semana, nesse trabalho?</text:span></text:p>
      <text:p text:style-name="P11">  <text:span text:style-name="T8">'M005011'</text:span><text:span text:style-name="T18">, </text:span><text:span text:style-name="T9">#Quantas horas trabalha(va) por dia, habitualmente, no período de 8 horas da noite e 5 horas da manhã</text:span></text:p>
      <text:p text:style-name="P11"><text:soft-page-break/>  <text:span text:style-name="T8">'M00601'</text:span><text:span text:style-name="T18">, </text:span><text:span text:style-name="T9">#Com que frequência, habitualmente, o(a) Sr(a) trabalha(va) no horário entre 8 horas da noite e 5 horas da manhã em algum dos seus trabalhos</text:span></text:p>
      <text:p text:style-name="P11">  <text:span text:style-name="T8">'D00901'</text:span><text:span text:style-name="T18">, </text:span><text:span text:style-name="T9"># Qual foi o curso mais elevado que ___frequentou </text:span></text:p>
      <text:p text:style-name="P11">  <text:span text:style-name="T8">'Q092'</text:span><text:span text:style-name="T18">,</text:span><text:span text:style-name="T9">#***TEM DEPRESSÃO**Algum médico ou profissional de saúde mental (como psiquiatra ou psicólogo) já lhe deu o diagnóstico de depressão?</text:span></text:p>
      <text:p text:style-name="P11">  <text:span text:style-name="T8">'Q09201'</text:span><text:span text:style-name="T18">,</text:span><text:span text:style-name="T9">#Algum médico já lhe receitou algum medicamento para depressão?</text:span></text:p>
      <text:p text:style-name="P11">  <text:span text:style-name="T8">'Q09202'</text:span><text:span text:style-name="T18">,</text:span><text:span text:style-name="T9">#Nas duas últimas semanas o(a) senhor(a) usou algum medicamento para depressão?</text:span></text:p>
      <text:p text:style-name="P11">  <text:span text:style-name="T8">'Q09301'</text:span><text:span text:style-name="T18">,</text:span><text:span text:style-name="T9">#Que idade o(a) Sr(a) tinha no primeiro diagnóstico de depressão? </text:span></text:p>
      <text:p text:style-name="P11">  <text:span text:style-name="T8">'Q094'</text:span><text:span text:style-name="T18">,</text:span><text:span text:style-name="T9">#O(A) Sr(a) vai ao médico/serviço de saúde regularmente por causa da depressão ou só quando tem algum problema?</text:span></text:p>
      <text:p text:style-name="P11">  <text:span text:style-name="T8">'Q09502'</text:span><text:span text:style-name="T18">,</text:span><text:span text:style-name="T9">#Qual o principal motivo do(a) Sr(a) não visitar o médico/serviço de saúde regularmente por causa da depressão? </text:span></text:p>
      <text:p text:style-name="P11">  <text:span text:style-name="T8">'Q09605'</text:span><text:span text:style-name="T18">,</text:span><text:span text:style-name="T9">#Por causa da depressão Faz psicoterapia </text:span></text:p>
      <text:p text:style-name="P11">  <text:span text:style-name="T8">'Q09606'</text:span><text:span text:style-name="T18">,</text:span><text:span text:style-name="T9">#Por causa da depressão Toma medicamentos</text:span></text:p>
      <text:p text:style-name="P11">  <text:span text:style-name="T8">'Q09607'</text:span><text:span text:style-name="T18">,</text:span><text:span text:style-name="T9">#Por causa da depressão Faz uso de acupuntura, plantas medicinais e fitoterapia, homeopatia, meditação, yoga, tai chi chuan, liang gong ou alguma outra prática integrativa e complementar </text:span></text:p>
      <text:p text:style-name="P11">  <text:span text:style-name="T8">'Q098'</text:span><text:span text:style-name="T18">,</text:span><text:span text:style-name="T9">#Algum dos medicamentos para depressão foi obtido em serviço público de saúde? </text:span></text:p>
      <text:p text:style-name="P11">  <text:span text:style-name="T8">'Q100'</text:span><text:span text:style-name="T18">,</text:span><text:span text:style-name="T9">#O(A) Sr(a) pagou algum valor pelos medicamentos? </text:span></text:p>
      <text:p text:style-name="P11">  <text:span text:style-name="T8">'Q10101'</text:span><text:span text:style-name="T18">,</text:span><text:span text:style-name="T9">#Quando foi a última vez que o(a) Sr(a) recebeu atendimento médico por causa da depressão? </text:span></text:p>
      <text:p text:style-name="P11">  <text:span text:style-name="T8">'Q10202'</text:span><text:span text:style-name="T18">,</text:span><text:span text:style-name="T9">#Na última vez que recebeu assistência médica para depressão, onde o(a) Sr(a) foi atendido? </text:span></text:p>
      <text:p text:style-name="P11">  <text:span text:style-name="T8">'Q104'</text:span><text:span text:style-name="T18">,</text:span><text:span text:style-name="T9">#O(A) Sr(a) pagou algum valor por esse atendimento?</text:span></text:p>
      <text:p text:style-name="P11">  <text:span text:style-name="T8">'Q105'</text:span><text:span text:style-name="T18">,</text:span><text:span text:style-name="T9">#Esse atendimento foi feito pelo SUS? </text:span></text:p>
      <text:p text:style-name="P11">  <text:span text:style-name="T8">'Q106'</text:span><text:span text:style-name="T18">,</text:span><text:span text:style-name="T9">#Em algum dos atendimentos para depressão, houve encaminhamento para algum acompanhamento com profissional de saúde mental, como psiquiatra ou psicólogo? </text:span></text:p>
      <text:p text:style-name="P11">  <text:span text:style-name="T8">'Q10701'</text:span><text:span text:style-name="T18">,</text:span><text:span text:style-name="T9">#O(A) Sr(a) conseguiu ir às consultas com profissional especialista de saúde mental? </text:span></text:p>
      <text:p text:style-name="P11">  <text:span text:style-name="T8">'Q109'</text:span><text:span text:style-name="T18">,</text:span><text:span text:style-name="T9">#Em geral, em que grau a depressão limita as suas atividades habituais (tais como trabalhar, realizar afazeres domésticos, etc.)? </text:span></text:p>
      <text:p text:style-name="P11">  <text:span text:style-name="T8">'A001'</text:span><text:span text:style-name="T18">,</text:span><text:span text:style-name="T9">#Tipo do domicílio</text:span></text:p>
      <text:p text:style-name="P11">  <text:span text:style-name="T8">'A002010'</text:span><text:span text:style-name="T18">,</text:span><text:span text:style-name="T9">#Qual é o material que predomina na construção das paredes externas deste domicílio?</text:span></text:p>
      <text:p text:style-name="P11">  <text:span text:style-name="T8">'A003010'</text:span><text:span text:style-name="T18">,</text:span><text:span text:style-name="T9">#Material predominante na cobertura (telhado) do domicílio</text:span></text:p>
      <text:p text:style-name="P11">  <text:span text:style-name="T8">'A004010'</text:span><text:span text:style-name="T18">,</text:span><text:span text:style-name="T9">#Qual é o material que predomina no piso deste domicílio</text:span></text:p>
      <text:p text:style-name="P11">  <text:span text:style-name="T8">'A01001'</text:span><text:span text:style-name="T18">,</text:span><text:span text:style-name="T9"># Quantos cômodos têm este domicílio</text:span></text:p>
      <text:p text:style-name="P11">  <text:span text:style-name="T8">'A011'</text:span><text:span text:style-name="T18">,</text:span><text:span text:style-name="T9">#Quantos cômodos estão servindo permanentemente de dormitório para os moradores deste domicílio</text:span></text:p>
      <text:p text:style-name="P11">  <text:span text:style-name="T8">'A005010'</text:span><text:span text:style-name="T18">,</text:span><text:span text:style-name="T9">#Qual é a principal forma de abastecimento de água deste domicílio</text:span></text:p>
      <text:p text:style-name="P11">  <text:span text:style-name="T8">'A005012'</text:span><text:span text:style-name="T18">,</text:span><text:span text:style-name="T9">#Este domicílio está ligado à rede geral de distribuição de água? </text:span></text:p>
      <text:p text:style-name="P11">  <text:span text:style-name="T8">'A00601'</text:span><text:span text:style-name="T18">,</text:span><text:span text:style-name="T9"># A água utilizada neste domicílio chega</text:span></text:p>
      <text:p text:style-name="P11">  <text:span text:style-name="T8">'A009010'</text:span><text:span text:style-name="T18">,</text:span><text:span text:style-name="T9"># A água utilizada para beber neste domicílio é</text:span></text:p>
      <text:p text:style-name="P11">  <text:span text:style-name="T8">'A01401'</text:span><text:span text:style-name="T18">,</text:span><text:span text:style-name="T9">#Quantos banheiros (com chuveiro ou banheira e vaso sanitário ou privada) de uso exclusivo dos moradores existem neste domicílio, inclusive os localizados no terreno ou propriedade</text:span></text:p>
      <text:p text:style-name="P11">  <text:span text:style-name="T8">'A01402'</text:span><text:span text:style-name="T18">,</text:span><text:span text:style-name="T9">#Quantos banheiros (com chuveiro ou banheira e vaso sanitário ou privada) de uso comum a mais de um domicilio, existem neste terreno ou propriedade</text:span></text:p>
      <text:p text:style-name="P11"><text:soft-page-break/>  <text:span text:style-name="T8">'A01403'</text:span><text:span text:style-name="T18">,</text:span><text:span text:style-name="T9">#Utiliza sanitário ou buraco para dejeções, inclusive os localizados no terreno ou na propriedade (cercado por paredes de qualquer material</text:span></text:p>
      <text:p text:style-name="P11">  <text:span text:style-name="T8">'A01501'</text:span><text:span text:style-name="T18">,</text:span><text:span text:style-name="T9">#Para onde vai o esgoto do banheiro? Ou Para onde vai o esgoto do sanitário ou do buraco para dejeções?</text:span></text:p>
      <text:p text:style-name="P11">  <text:span text:style-name="T8">'A016010'</text:span><text:span text:style-name="T18">,</text:span><text:span text:style-name="T9">#Qual o (principal) destino dado ao lixo</text:span></text:p>
      <text:p text:style-name="P11">  <text:span text:style-name="T8">'J007'</text:span><text:span text:style-name="T18">, </text:span><text:span text:style-name="T9">#Algum médico já deu o diagnóstico de alguma doença crônica, física ou mental, ou doença de longa duração (de mais de 6 meses de duração) </text:span></text:p>
      <text:p text:style-name="P11">  <text:span text:style-name="T8">'Q11006'</text:span><text:span text:style-name="T18">, </text:span><text:span text:style-name="T9"># Algum médico ou profissional de saúde (como psiquiatra ou psicólogo) já lhe deu o diagnóstico de outra doença mental, como transtorno de ansiedade, síndrome do pânico, esquizofrenia, transtorno bipolar, psicose ou TOC (Transtorno Obsessivo Compulsivo) etc? </text:span></text:p>
      <text:p text:style-name="P11">  <text:span text:style-name="T8">'Q11007'</text:span><text:span text:style-name="T18">, </text:span><text:span text:style-name="T9"># Diagnóstico de Esquizofrenia </text:span></text:p>
      <text:p text:style-name="P11">  <text:span text:style-name="T8">'Q11008'</text:span><text:span text:style-name="T18">, </text:span><text:span text:style-name="T9"># Diagnóstico de Transtorno bipolar </text:span></text:p>
      <text:p text:style-name="P11">  <text:span text:style-name="T8">'Q11009'</text:span><text:span text:style-name="T18">, </text:span><text:span text:style-name="T9"># Diagnóstico de TOC (Transtorno obsessivo compulsivo) </text:span></text:p>
      <text:p text:style-name="P11">  <text:span text:style-name="T8">'Q11010'</text:span><text:span text:style-name="T18">, </text:span><text:span text:style-name="T9"># Outro diagnóstico</text:span></text:p>
      <text:p text:style-name="P11">  <text:span text:style-name="T8">'N00101'</text:span><text:span text:style-name="T18">, </text:span><text:span text:style-name="T9"># Considerando saúde como um estado de bem-estar físico e mental, e não somente a ausência de doenças, como você avalia o seu estado de saúde? </text:span></text:p>
      <text:p text:style-name="P11">  </text:p>
      <text:p text:style-name="P11">  <text:span text:style-name="T9">####Dimensão: Hábitos de Saúde</text:span></text:p>
      <text:p text:style-name="P11">  </text:p>
      <text:p text:style-name="P11">  <text:span text:style-name="T8">'P034'</text:span><text:span text:style-name="T18">, </text:span><text:span text:style-name="T9"># Nos últimos três meses, o(a) Sr(a) praticou algum tipo de exercício físico ou esporte? </text:span></text:p>
      <text:p text:style-name="P11">  <text:span text:style-name="T8">'P035'</text:span><text:span text:style-name="T18">, </text:span><text:span text:style-name="T9"># Quantos dias por semana o(a) Sr(a) costuma  (costumava)praticar exercício físico ou esporte?</text:span></text:p>
      <text:p text:style-name="P11">  <text:span text:style-name="T8">'P03701'</text:span><text:span text:style-name="T18">, </text:span><text:span text:style-name="T9">#Em geral, no dia que o(a) Sr(a) pratica exercício ou esporte, quanto tempo em horas dura essa atividade? Horas </text:span></text:p>
      <text:p text:style-name="P11">  <text:span text:style-name="T8">'P03702'</text:span><text:span text:style-name="T18">, </text:span><text:span text:style-name="T9"># Em geral, no dia que o(a) Sr(a) pratica (praticava) exercício ou esporte, quanto tempo em minutos dura essa atividade?Minutos </text:span></text:p>
      <text:p text:style-name="P11">  <text:span text:style-name="T8">'P036'</text:span><text:span text:style-name="T18">, </text:span><text:span text:style-name="T9"># Qual o exercício físico ou esporte que o(a) Sr(a) pratica (praticava) com mais frequência? (Anotar apenas o primeiro citado) </text:span></text:p>
      <text:p text:style-name="P11">  <text:span text:style-name="T8">'P027'</text:span><text:span text:style-name="T18">, </text:span><text:span text:style-name="T9"># Com que frequência o(a) Sr(a) costuma consumir alguma bebida alcoólica?</text:span></text:p>
      <text:p text:style-name="P11">  <text:span text:style-name="T8">'P02801'</text:span><text:span text:style-name="T18">, </text:span><text:span text:style-name="T9"># Quantos dias por semana o(a) Sr(a) costuma consumir alguma bebida alcoólica? </text:span></text:p>
      <text:p text:style-name="P11">  <text:span text:style-name="T8">'P029'</text:span><text:span text:style-name="T18">, </text:span><text:span text:style-name="T9"># Em geral, no dia que o(a) Sr(a) bebe, quantas doses de bebida alcoólica o(a) Sr(a) consome? </text:span></text:p>
      <text:p text:style-name="P11">  <text:span text:style-name="T8">'J00402'</text:span><text:span text:style-name="T18">, </text:span><text:span text:style-name="T9">#  Qual foi o principal motivo de saúde que impediu de realizar suas atividades habituais nas duas últimas semanas </text:span></text:p>
      <text:p text:style-name="P11">  <text:span text:style-name="T8">'J01101'</text:span><text:span text:style-name="T18">, </text:span><text:span text:style-name="T9"># Quando consultou um médico pela última vez</text:span></text:p>
      <text:p text:style-name="P11">  <text:span text:style-name="T8">'J014'</text:span><text:span text:style-name="T18">, </text:span><text:span text:style-name="T9"># Nas duas últimas semanas, procurou algum lugar, serviço ou profissional de saúde para atendimento relacionado à própria saúde</text:span></text:p>
      <text:p text:style-name="P11">  <text:span text:style-name="T8">'J01502'</text:span><text:span text:style-name="T18">, </text:span><text:span text:style-name="T9"># Qual foi o motivo principal pelo qual procurou atendimento relacionado à própria saúde nas duas últimas semanas</text:span></text:p>
      <text:p text:style-name="P11">  <text:span text:style-name="T8">'H024'</text:span><text:span text:style-name="T18">, </text:span><text:span text:style-name="T9"># Orientações sobre alimentação saudável, boa higiene e sono adequado (dormir suficientemente)</text:span></text:p>
      <text:p text:style-name="P11">  <text:span text:style-name="T8">'N010'</text:span><text:span text:style-name="T18">, </text:span><text:span text:style-name="T9"># Nas duas últimas semanas, com que frequência o(a) Sr(a) teve problemas no sono, como dificuldade para adormecer, acordar frequentemente à noite ou dormir mais do que de costume?</text:span></text:p>
      <text:p text:style-name="P11">  </text:p>
      <text:p text:style-name="P11">  <text:span text:style-name="T9">#### Dimensão: Antropometria </text:span></text:p>
      <text:p text:style-name="P11">  <text:span text:style-name="T8">'P00102'</text:span><text:span text:style-name="T18">, </text:span><text:span text:style-name="T9"># O(A) Sr(a) sabe seu peso? </text:span></text:p>
      <text:p text:style-name="P11">  <text:span text:style-name="T8">'P00404'</text:span><text:span text:style-name="T18">,</text:span><text:span text:style-name="T9">#Altura - Final (em cm)(3 inteiros)</text:span></text:p>
      <text:p text:style-name="P11"><text:soft-page-break/>  <text:span text:style-name="T8">'P00103'</text:span><text:span text:style-name="T18">,</text:span><text:span text:style-name="T9">#Peso - Informado (em kg)(3 inteiros e 1 casa decimal)</text:span></text:p>
      <text:p text:style-name="P11">  <text:span text:style-name="T8">'P00104'</text:span><text:span text:style-name="T18">,</text:span><text:span text:style-name="T9">#Peso - Final (em kg)(3 inteiros e 1 casa decimal)</text:span></text:p>
      <text:p text:style-name="P11">  <text:span text:style-name="T8">'W00101'</text:span><text:span text:style-name="T18">, </text:span><text:span text:style-name="T9"># Peso - 1ª pesagem (em kg)</text:span></text:p>
      <text:p text:style-name="P11">  <text:span text:style-name="T8">'W00102'</text:span><text:span text:style-name="T18">, </text:span><text:span text:style-name="T9"># Peso - 2ª pesagem (em kg)</text:span></text:p>
      <text:p text:style-name="P11">  <text:span text:style-name="T8">'W00201'</text:span><text:span text:style-name="T18">, </text:span><text:span text:style-name="T9"># Altura - 1ª medição (em cm)</text:span></text:p>
      <text:p text:style-name="P11">  <text:span text:style-name="T8">'W00202'</text:span><text:span text:style-name="T18">, </text:span><text:span text:style-name="T9"># Altura - 2ª medição (em cm)</text:span></text:p>
      <text:p text:style-name="P11">  <text:span text:style-name="T8">'P00402'</text:span><text:span text:style-name="T18">, </text:span><text:span text:style-name="T9"># O(A) Sr(a) sabe sua altura? (mesmo que seja valor aproximado) </text:span></text:p>
      <text:p text:style-name="P11">  <text:span text:style-name="T8">'P00403'</text:span><text:span text:style-name="T18">, </text:span><text:span text:style-name="T9"># Altura - Informada (em cm)</text:span></text:p>
      <text:p text:style-name="P11">  <text:span text:style-name="T8">'P00601'</text:span><text:span text:style-name="T18">, </text:span><text:span text:style-name="T9"># Ontem o(a) Sr(a) comeu arroz, macarrão, polenta, cuscuz ou milho verde. </text:span></text:p>
      <text:p text:style-name="P11">  <text:span text:style-name="T8">'P00602'</text:span><text:span text:style-name="T18">, </text:span><text:span text:style-name="T9"># Batata comum, mandioca/aipim/macaxeira, cará ou inhame.</text:span></text:p>
      <text:p text:style-name="P11">  <text:span text:style-name="T8">'P00603'</text:span><text:span text:style-name="T18">, </text:span><text:span text:style-name="T9"># Feijão, ervilha, lentilha ou grão de bico.</text:span></text:p>
      <text:p text:style-name="P11">  <text:span text:style-name="T8">'P00604'</text:span><text:span text:style-name="T18">, </text:span><text:span text:style-name="T9"># Carne de boi, porco, frango, peixe</text:span></text:p>
      <text:p text:style-name="P11">  <text:span text:style-name="T8">'P00605'</text:span><text:span text:style-name="T18">, </text:span><text:span text:style-name="T9"># Ovo (frito, cozido ou mexido ). </text:span></text:p>
      <text:p text:style-name="P11">  <text:span text:style-name="T8">'P00607'</text:span><text:span text:style-name="T18">, </text:span><text:span text:style-name="T9"># Alface, couve, brócolis, agrião ou espinfre.</text:span></text:p>
      <text:p text:style-name="P11">  <text:span text:style-name="T8">'P00608'</text:span><text:span text:style-name="T18">, </text:span><text:span text:style-name="T9"># Abóbora, cenoura, batata doce ou quiabo/caruru. </text:span></text:p>
      <text:p text:style-name="P11">  <text:span text:style-name="T8">'P00609'</text:span><text:span text:style-name="T18">, </text:span><text:span text:style-name="T9"># Tomate, pepino, abobrinha, berinjela, chuchu ou beterraba. </text:span></text:p>
      <text:p text:style-name="P11">  <text:span text:style-name="T8">'P00610'</text:span><text:span text:style-name="T18">, </text:span><text:span text:style-name="T9"># Mamão, manga, melão amarelo ou pequi. </text:span></text:p>
      <text:p text:style-name="P11">  <text:span text:style-name="T8">'P00611'</text:span><text:span text:style-name="T18">, </text:span><text:span text:style-name="T9"># Laranja, banana, maçã, abacaxi. </text:span></text:p>
      <text:p text:style-name="P11">  <text:span text:style-name="T8">'P00612'</text:span><text:span text:style-name="T18">, </text:span><text:span text:style-name="T9"># Leite</text:span></text:p>
      <text:p text:style-name="P11">  <text:span text:style-name="T8">'P00613'</text:span><text:span text:style-name="T18">, </text:span><text:span text:style-name="T9"># Amendoim, castanha de caju ou castanha do Brasil/Pará </text:span></text:p>
      <text:p text:style-name="P11">  <text:span text:style-name="T8">'P00614'</text:span><text:span text:style-name="T18">, </text:span><text:span text:style-name="T9"># ONTEM o(a) Sr(a) tomou ou comeu:Refrigerante</text:span></text:p>
      <text:p text:style-name="P11">  <text:span text:style-name="T8">'P00615'</text:span><text:span text:style-name="T18">, </text:span><text:span text:style-name="T9"># Suco de fruta em caixinha ou lata ou refresco em pó. </text:span></text:p>
      <text:p text:style-name="P11">  <text:span text:style-name="T8">'P00616'</text:span><text:span text:style-name="T18">, </text:span><text:span text:style-name="T9"># Bebida achocolatada ou iogurte com sabor. </text:span></text:p>
      <text:p text:style-name="P11">  <text:span text:style-name="T8">'P00617'</text:span><text:span text:style-name="T18">, </text:span><text:span text:style-name="T9"># Salgadinho de pacote ou biscoito/bolacha salgado.</text:span></text:p>
      <text:p text:style-name="P11">  <text:span text:style-name="T8">'P00618'</text:span><text:span text:style-name="T18">, </text:span><text:span text:style-name="T9"># Biscoito/bolacha doce ou recheado ou bolo de pacote. </text:span></text:p>
      <text:p text:style-name="P11">  <text:span text:style-name="T8">'P00619'</text:span><text:span text:style-name="T18">, </text:span><text:span text:style-name="T9"># Sorvete, chocolate, gelatina, flan ou outra sobremesa industrializada.</text:span></text:p>
      <text:p text:style-name="P11">  <text:span text:style-name="T8">'P00620'</text:span><text:span text:style-name="T18">, </text:span><text:span text:style-name="T9"># Salsicha, linguiça, mortadela ou presunto. </text:span></text:p>
      <text:p text:style-name="P11">  <text:span text:style-name="T8">'P00621'</text:span><text:span text:style-name="T18">, </text:span><text:span text:style-name="T9"># Pão de forma, de cachorro-quente ou de hambúrguer.</text:span></text:p>
      <text:p text:style-name="P11">  <text:span text:style-name="T8">'P00622'</text:span><text:span text:style-name="T18">, </text:span><text:span text:style-name="T9"># Margarina, maionese, ketchup ou outros molhos industrializados. </text:span></text:p>
      <text:p text:style-name="P11">  <text:span text:style-name="T8">'P00623'</text:span><text:span text:style-name="T18">, </text:span><text:span text:style-name="T9"># Macarrão instantâneo, sopa de pacote, lasanha congelada ou outro prato congelado comprado pronto industrilizado.</text:span></text:p>
      <text:p text:style-name="P11">  <text:span text:style-name="T8">'P006'</text:span><text:span text:style-name="T18">, </text:span><text:span text:style-name="T9"># Em quantos dias da semana o(a) Sr(a) costuma comer feijão? </text:span></text:p>
      <text:p text:style-name="P11">  <text:span text:style-name="T8">'P00901'</text:span><text:span text:style-name="T18">, </text:span><text:span text:style-name="T9"># Em quantos dias da semana, o(a) Sr(a) costuma comer pelo menos um tipo de verdura ou legume (sem contar batata, mandioca, cará ou inhame) como alface, tomate, couve, cenoura, chuchu, berinjela, abobrinha? </text:span></text:p>
      <text:p text:style-name="P11">  <text:span text:style-name="T8">'P01001'</text:span><text:span text:style-name="T18">, </text:span><text:span text:style-name="T9"># Em geral, o(a) Sr(a) costuma comer esse tipo de verdura ou legume: </text:span></text:p>
      <text:p text:style-name="P11">  <text:span text:style-name="T8">'P01101'</text:span><text:span text:style-name="T18">, </text:span><text:span text:style-name="T9"># Em quantos dias da semana o(a) Sr(a) costuma comer carne vermelha (boi, porco, cabrito, bode, ovelha etc.)? </text:span></text:p>
      <text:p text:style-name="P11">  <text:span text:style-name="T8">'P013'</text:span><text:span text:style-name="T18">, </text:span><text:span text:style-name="T9"># Em quantos dias da semana o(a) Sr(a) costuma comer frango/galinha? </text:span></text:p>
      <text:p text:style-name="P11">  <text:span text:style-name="T8">'P015'</text:span><text:span text:style-name="T18">, </text:span><text:span text:style-name="T9">#Em quantos dias da semana o(a) Sr(a) costuma comer peixe? </text:span></text:p>
      <text:p text:style-name="P11">  <text:span text:style-name="T8">'P02001'</text:span><text:span text:style-name="T18">, </text:span><text:span text:style-name="T9"># Em quantos dias da semana o(a) Sr(a) costuma tomar suco de caixinha/lata ou refresco em pó ? </text:span></text:p>
      <text:p text:style-name="P11">  <text:span text:style-name="T8">'P02101'</text:span><text:span text:style-name="T18">, </text:span><text:span text:style-name="T9"># Que tipo de suco de caixinha/lata ou refresco em pó o(a) Sr(a) costuma tomar? (Ler as opções de resposta) </text:span></text:p>
      <text:p text:style-name="P11">  <text:span text:style-name="T8">'P01601'</text:span><text:span text:style-name="T18">, </text:span><text:span text:style-name="T9"># Em quantos dias da semana o(a) Sr(a) costuma tomar suco de fruta natural (incluída a polpa de fruta congelada)? </text:span></text:p>
      <text:p text:style-name="P11">  <text:span text:style-name="T8">'P018'</text:span><text:span text:style-name="T18">, </text:span><text:span text:style-name="T9"># Em quantos dias da semana o(a) Sr(a) costuma comer frutas? </text:span></text:p>
      <text:p text:style-name="P11">  <text:span text:style-name="T8">'P019'</text:span><text:span text:style-name="T18">, </text:span><text:span text:style-name="T9"># Em geral, quantas vezes por dia o(a) Sr(a) come frutas? </text:span></text:p>
      <text:p text:style-name="P11">  <text:span text:style-name="T8">'P02002'</text:span><text:span text:style-name="T18">, </text:span><text:span text:style-name="T9">#  Em quantos dias da semana o(a) Sr(a) costuma tomar refrigerante? </text:span></text:p>
      <text:p text:style-name="P11">  <text:span text:style-name="T8">'P02102'</text:span><text:span text:style-name="T18">, </text:span><text:span text:style-name="T9"># Que tipo de refrigerante o(a) Sr(a) costuma tomar? </text:span></text:p>
      <text:p text:style-name="P11"><text:soft-page-break/>  <text:span text:style-name="T8">'P023'</text:span><text:span text:style-name="T18">, </text:span><text:span text:style-name="T9"># Em quantos dias da semana o(a) Sr(a) costuma tomar leite? (de origem animal: vaca, cabra, búfala etc.) </text:span></text:p>
      <text:p text:style-name="P11">  <text:span text:style-name="T8">'P02401'</text:span><text:span text:style-name="T18">, </text:span><text:span text:style-name="T9"># Que tipo de leite o(a) Sr(a) costuma tomar? </text:span></text:p>
      <text:p text:style-name="P11">  <text:span text:style-name="T8">'P02501'</text:span><text:span text:style-name="T18">, </text:span><text:span text:style-name="T9"># Em quantos dias da semana o(a) Sr(a) costuma comer alimentos doces como biscoito/bolacha recheado, chocolate, gelatina, balas e outros?</text:span></text:p>
      <text:p text:style-name="P11">  <text:span text:style-name="T8">'P02602'</text:span><text:span text:style-name="T18">, </text:span><text:span text:style-name="T9"># Em quantos dias da semana o(a) Sr(a) costuma substituir a refeição do almoço por lanches rápidos como sanduíches, salgados, pizza, cachorro quente, etc? </text:span></text:p>
      <text:p text:style-name="P11">  <text:span text:style-name="T8">'P02601'</text:span><text:span text:style-name="T18">, </text:span><text:span text:style-name="T9"># Considerando a comida preparada na hora e os alimentos industrializados, o(a) Sr(a) acha que o seu consumo de sal é:</text:span></text:p>
      <text:p text:style-name="P11">  <text:span text:style-name="T18">]].</text:span><text:span text:style-name="T6">copy</text:span><text:span text:style-name="T18">() </text:span></text:p>
      <text:p text:style-name="P4"/>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1T21:10:16.714000000</meta:creation-date>
    <dc:date>2024-05-21T21:50:47.143000000</dc:date>
    <meta:editing-duration>PT8M38S</meta:editing-duration>
    <meta:editing-cycles>2</meta:editing-cycles>
    <meta:generator>LibreOffice/24.2.3.2$Windows_X86_64 LibreOffice_project/433d9c2ded56988e8a90e6b2e771ee4e6a5ab2ba</meta:generator>
    <meta:document-statistic meta:table-count="0" meta:image-count="0" meta:object-count="0" meta:page-count="6" meta:paragraph-count="169" meta:word-count="2037" meta:character-count="14270" meta:non-whitespace-character-count="11980"/>
  </office:meta>
</office:document-meta>
</file>